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578cm" svg:height="1.027cm" draw:transform="rotate (-1.62420340190592) translate (6.95625332401741cm 3.0781328331483cm)" svg:viewBox="0 0 4579 1028" svg:d="M323 1028c240-5 1092-181 2208-218 1117-35 1530-23 2038-150 79-48-320-703-481-658-279 78-752 165-1661 192-909 30-2017 96-2299 141-283 47-43 700 195 693z">
          <text:p/>
        </draw:path>
        <draw:path draw:style-name="gr1" draw:text-style-name="P1" draw:layer="layout" svg:width="4.745cm" svg:height="2.914cm" draw:transform="skewX (-0.000174532925199432) rotate (-1.55247036964896) translate (6.11979190983259cm 3.27400540367419cm)" svg:viewBox="0 0 4746 2915" svg:d="M189 2795c411 25 1143 54 2443 114 1300 61 2218-353 2105-1373s-327-1226-408-1400c-80-174-801-209-758 63 142 301 327 645 392 1272 65 628-710 833-1673 811-963-24-1863-165-2153-194-184-19-198 691 52 707z">
          <text:p/>
        </draw:path>
        <draw:path draw:style-name="gr1" draw:text-style-name="P1" draw:layer="layout" svg:width="0.903cm" svg:height="0.661cm" draw:transform="skewX (0.00244346095279204) rotate (-2.1556561591382) translate (4.16264033261701cm 3.407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6.74265777377039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6.6218244404371cm 6.95444843716568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5) rotate (-2.15652882376419) translate (6.8688736382087cm 7.214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1.339cm" svg:height="1.577cm" draw:transform="rotate (0.725184304203644) translate (3.55993915438499cm 2.2391585090682cm)" svg:viewBox="0 0 1340 1578" svg:d="M0 244c-3 172 331 1063 560 1269 230 205 931-120 751-330-181-211-426-972-433-1123-6-152-875 13-878 184z">
          <text:p/>
        </draw:path>
        <draw:path draw:style-name="gr1" draw:text-style-name="P1" draw:layer="layout" svg:width="0.903cm" svg:height="0.661cm" draw:transform="rotate (-2.15757602131539) translate (4.434824440438cm 1.817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4) rotate (-2.15705242253979) translate (5.60736597627601cm 2.419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57:38.710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